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1.666cm"/>
    </style:style>
    <style:style style:name="gr2" style:family="graphic" style:parent-style-name="standard">
      <style:graphic-properties svg:stroke-width="0.051cm" svg:stroke-color="#000000" draw:marker-start-width="0.355cm" draw:marker-end-width="0.355cm" draw:fill="solid" draw:fill-color="#83caff" draw:opacity="25%" draw:textarea-horizontal-align="justify" draw:textarea-vertical-align="middle" draw:auto-grow-height="false" fo:min-height="12.472cm" fo:min-width="4.868cm" fo:padding-top="0.15cm" fo:padding-bottom="0.15cm" fo:padding-left="0.275cm" fo:padding-right="0.275cm" draw:shadow-opacity="25%"/>
    </style:style>
    <style:style style:name="gr3" style:family="graphic" style:parent-style-name="standard">
      <style:graphic-properties svg:stroke-width="0.051cm" svg:stroke-color="#000000" draw:marker-start-width="0.355cm" draw:marker-end-width="0.355cm" draw:fill="solid" draw:fill-color="#ffffff" draw:opacity="25%" draw:textarea-horizontal-align="justify" draw:textarea-vertical-align="middle" draw:auto-grow-height="false" fo:min-height="0.602cm" fo:min-width="16.04cm" fo:padding-top="0.15cm" fo:padding-bottom="0.15cm" fo:padding-left="0.275cm" fo:padding-right="0.275cm" draw:shadow-opacity="25%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svg:stroke-width="0.051cm" svg:stroke-color="#000000" draw:marker-start-width="0.355cm" draw:marker-end-width="0.355cm" draw:fill="solid" draw:fill-color="#ccffcc" draw:opacity="25%" draw:textarea-horizontal-align="justify" draw:textarea-vertical-align="middle" draw:auto-grow-height="false" fo:min-height="0.602cm" fo:min-width="16.04cm" fo:padding-top="0.15cm" fo:padding-bottom="0.15cm" fo:padding-left="0.275cm" fo:padding-right="0.275cm" draw:shadow-opacity="25%"/>
    </style:style>
    <style:style style:name="gr6" style:family="graphic" style:parent-style-name="standard">
      <style:graphic-properties draw:stroke="none" svg:stroke-color="#000000" draw:fill="none" draw:fill-color="#ffffff" fo:min-height="12.088cm"/>
    </style:style>
    <style:style style:name="gr7" style:family="graphic" style:parent-style-name="standard">
      <style:graphic-properties svg:stroke-width="0.051cm" svg:stroke-color="#000000" draw:marker-start-width="0.355cm" draw:marker-end-width="0.355cm" draw:fill="solid" draw:fill-color="#ffcc99" draw:opacity="25%" draw:textarea-horizontal-align="justify" draw:textarea-vertical-align="middle" draw:auto-grow-height="false" fo:min-height="0.796cm" fo:min-width="16.04cm" fo:padding-top="0.15cm" fo:padding-bottom="0.15cm" fo:padding-left="0.275cm" fo:padding-right="0.275cm" draw:shadow-opacity="25%"/>
    </style:style>
    <style:style style:name="gr8" style:family="graphic" style:parent-style-name="standard">
      <style:graphic-properties svg:stroke-width="0.051cm" svg:stroke-color="#000000" draw:marker-start-width="0.355cm" draw:marker-end-width="0.355cm" draw:fill="solid" draw:fill-color="#ffcc99" draw:opacity="25%" draw:textarea-horizontal-align="justify" draw:textarea-vertical-align="middle" draw:auto-grow-height="false" fo:min-height="1.046cm" fo:min-width="16.04cm" fo:padding-top="0.15cm" fo:padding-bottom="0.15cm" fo:padding-left="0.275cm" fo:padding-right="0.275cm" draw:shadow-opacity="25%"/>
    </style:style>
    <style:style style:name="gr9" style:family="graphic" style:parent-style-name="standard">
      <style:graphic-properties svg:stroke-width="0.051cm" svg:stroke-color="#000000" draw:marker-start-width="0.355cm" draw:marker-end-width="0.355cm" draw:fill="solid" draw:fill-color="#dddddd" draw:opacity="25%" draw:textarea-horizontal-align="justify" draw:textarea-vertical-align="middle" draw:auto-grow-height="false" fo:min-height="2.204cm" fo:min-width="16.04cm" fo:padding-top="0.15cm" fo:padding-bottom="0.15cm" fo:padding-left="0.275cm" fo:padding-right="0.275cm" draw:shadow-opacity="25%"/>
    </style:style>
    <style:style style:name="gr10" style:family="graphic" style:parent-style-name="standard">
      <style:graphic-properties svg:stroke-width="0.051cm" svg:stroke-color="#000000" draw:marker-start-width="0.355cm" draw:marker-end-width="0.355cm" draw:fill="solid" draw:fill-color="#dddddd" draw:opacity="25%" draw:textarea-horizontal-align="justify" draw:textarea-vertical-align="middle" draw:auto-grow-height="false" fo:min-height="2.346cm" fo:min-width="16.04cm" fo:padding-top="0.15cm" fo:padding-bottom="0.15cm" fo:padding-left="0.275cm" fo:padding-right="0.275cm" draw:shadow-opacity="25%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draw:stroke="none" svg:stroke-color="#000000" draw:fill="none" draw:fill-color="#ffffff" fo:min-height="2.776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</style:style>
    <style:style style:name="P4" style:family="paragraph">
      <loext:graphic-properties draw:fill="solid" draw:fill-color="#83caff" draw:opacity="25%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</style:style>
    <style:style style:name="P7" style:family="paragraph">
      <loext:graphic-properties draw:fill="none" draw:fill-color="#ffffff"/>
      <style:paragraph-properties fo:text-align="end"/>
      <style:text-properties fo:color="#cccccc"/>
    </style:style>
    <style:style style:name="P8" style:family="paragraph">
      <loext:graphic-properties draw:fill="solid" draw:fill-color="#ffffff" draw:opacity="25%"/>
      <style:paragraph-properties fo:text-align="end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solid" draw:fill-color="#ccffcc" draw:opacity="25%"/>
      <style:paragraph-properties fo:text-align="end"/>
    </style:style>
    <style:style style:name="P12" style:family="paragraph">
      <loext:graphic-properties draw:fill="solid" draw:fill-color="#ffcc99" draw:opacity="25%"/>
      <style:paragraph-properties fo:text-align="end"/>
    </style:style>
    <style:style style:name="P13" style:family="paragraph">
      <loext:graphic-properties draw:fill="solid" draw:fill-color="#dddddd" draw:opacity="25%"/>
      <style:paragraph-properties fo:text-align="end"/>
    </style:style>
    <style:style style:name="P14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color="#cccccc"/>
    </style:style>
    <style:style style:name="T2" style:family="text">
      <style:text-properties fo:color="#0066ff" fo:font-weight="bold" style:font-weight-asian="bold" style:font-weight-complex="bold"/>
    </style:style>
    <style:style style:name="T3" style:family="text">
      <style:text-properties fo:color="#cc0000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color="#0066ff" fo:font-size="14pt" style:font-size-asian="14pt" style:font-size-complex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ce181e" fo:font-size="14pt" style:text-underline-style="solid" style:text-underline-width="auto" style:text-underline-color="font-color" style:font-size-asian="14pt" style:font-size-complex="14pt"/>
    </style:style>
    <style:style style:name="T11" style:family="text">
      <style:text-properties fo:font-size="14pt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356cm" svg:height="11.916cm" svg:x="8.388cm" svg:y="9.96cm">
          <draw:text-box>
            <text:p>RST</text:p>
            <text:p>3V</text:p>
            <text:p>NC</text:p>
            <text:p>GND</text:p>
            <text:p>A0</text:p>
            <text:p>A1</text:p>
            <text:p>A2</text:p>
            <text:p>A3</text:p>
            <text:p>A4</text:p>
            <text:p>A5</text:p>
            <text:p>SCK</text:p>
            <text:p>MO</text:p>
            <text:p>MI</text:p>
            <text:p>RX</text:p>
            <text:p>TX</text:p>
            <text:p>21</text:p>
          </draw:text-box>
        </draw:frame>
        <draw:frame draw:style-name="gr1" draw:text-style-name="P3" draw:layer="layout" svg:width="2.356cm" svg:height="11.916cm" svg:x="11.358cm" svg:y="9.892cm">
          <draw:text-box>
            <text:p text:style-name="P2"/>
            <text:p text:style-name="P2"/>
            <text:p text:style-name="P2"/>
            <text:p text:style-name="P2"/>
            <text:p text:style-name="P2">BAT</text:p>
            <text:p text:style-name="P2">EN</text:p>
            <text:p text:style-name="P2">USB</text:p>
            <text:p text:style-name="P2">13</text:p>
            <text:p text:style-name="P2">12</text:p>
            <text:p text:style-name="P2">27</text:p>
            <text:p text:style-name="P2">22</text:p>
            <text:p text:style-name="P2">15</text:p>
            <text:p text:style-name="P2">32</text:p>
            <text:p text:style-name="P2">14</text:p>
            <text:p text:style-name="P2">SCL</text:p>
            <text:p text:style-name="P2">SDA</text:p>
          </draw:text-box>
        </draw:frame>
        <draw:custom-shape draw:style-name="gr2" draw:text-style-name="P4" draw:layer="layout" svg:width="5.418cm" svg:height="12.772cm" svg:x="8.337cm" svg:y="9.266cm">
          <text:p/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1.41cm" svg:height="11.916cm" svg:x="13.848cm" svg:y="9.888cm">
          <draw:text-box>
            <text:p text:style-name="P5"/>
            <text:p text:style-name="P5"/>
            <text:p text:style-name="P5"/>
            <text:p text:style-name="P5"><text:span text:style-name="T1"/></text:p>
            <text:p text:style-name="P5"><text:span text:style-name="T1">28</text:span></text:p>
            <text:p text:style-name="P5"><text:span text:style-name="T1">27</text:span></text:p>
            <text:p text:style-name="P5"><text:span text:style-name="T1">26</text:span></text:p>
            <text:p text:style-name="P5"><text:span text:style-name="T1">25</text:span></text:p>
            <text:p text:style-name="P5"><text:span text:style-name="T1">24</text:span></text:p>
            <text:p text:style-name="P5"><text:span text:style-name="T1">23</text:span></text:p>
            <text:p text:style-name="P5"><text:span text:style-name="T1">22</text:span></text:p>
            <text:p text:style-name="P5"><text:span text:style-name="T1">21</text:span></text:p>
            <text:p text:style-name="P5"><text:span text:style-name="T1">20</text:span></text:p>
            <text:p text:style-name="P5"><text:span text:style-name="T1">19</text:span></text:p>
            <text:p text:style-name="P5"><text:span text:style-name="T1">18</text:span></text:p>
            <text:p text:style-name="P5"><text:span text:style-name="T1">17</text:span></text:p>
          </draw:text-box>
        </draw:frame>
        <draw:g>
          <draw:frame draw:style-name="gr1" draw:text-style-name="P7" draw:layer="layout" svg:width="1.204cm" svg:height="11.916cm" svg:x="7.022cm" svg:y="9.96cm">
            <draw:text-box>
              <text:p text:style-name="P2"><text:span text:style-name="T1">1</text:span></text:p>
              <text:p text:style-name="P2"><text:span text:style-name="T1">2</text:span></text:p>
              <text:p text:style-name="P2"><text:span text:style-name="T1">3</text:span></text:p>
              <text:p text:style-name="P2"><text:span text:style-name="T1">4</text:span></text:p>
              <text:p text:style-name="P2"><text:span text:style-name="T1">5</text:span></text:p>
              <text:p text:style-name="P2"><text:span text:style-name="T1">6</text:span></text:p>
              <text:p text:style-name="P2"><text:span text:style-name="T1">7</text:span></text:p>
              <text:p text:style-name="P2"><text:span text:style-name="T1">8</text:span></text:p>
              <text:p text:style-name="P2"><text:span text:style-name="T1">9</text:span></text:p>
              <text:p text:style-name="P2"><text:span text:style-name="T1">10</text:span></text:p>
              <text:p text:style-name="P2"><text:span text:style-name="T1">11</text:span></text:p>
              <text:p text:style-name="P2"><text:span text:style-name="T1">12</text:span></text:p>
              <text:p text:style-name="P2"><text:span text:style-name="T1">13</text:span></text:p>
              <text:p text:style-name="P2"><text:span text:style-name="T1">14</text:span></text:p>
              <text:p text:style-name="P2"><text:span text:style-name="T1">15</text:span></text:p>
              <text:p text:style-name="P2"><text:span text:style-name="T1">16</text:span></text:p>
            </draw:text-box>
          </draw:frame>
          <draw:custom-shape draw:style-name="gr3" draw:text-style-name="P8" draw:layer="layout" svg:width="16.59cm" svg:height="0.902cm" draw:transform="rotate (1.5707963267949) translate (7.186cm 21.567cm)">
            <text:p text:style-name="P2">Physical Pin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" draw:text-style-name="P8" draw:layer="layout" svg:width="16.59cm" svg:height="0.902cm" draw:transform="rotate (1.5707963267949) translate (13.972cm 21.558cm)">
          <text:p text:style-name="P2">Physical Pin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" draw:layer="layout" svg:width="4.286cm" svg:height="0.962cm" svg:x="8.975cm" svg:y="9.208cm">
          <draw:text-box>
            <text:p>Board Labels</text:p>
          </draw:text-box>
        </draw:frame>
        <draw:g>
          <draw:frame draw:style-name="gr1" draw:text-style-name="P10" draw:layer="layout" svg:width="1.204cm" svg:height="11.916cm" svg:x="6.016cm" svg:y="9.96cm">
            <draw:text-box>
              <text:p text:style-name="P9"/>
              <text:p text:style-name="P9"/>
              <text:p text:style-name="P9"/>
              <text:p text:style-name="P9"/>
              <text:p text:style-name="P9">26</text:p>
              <text:p text:style-name="P9">25</text:p>
              <text:p text:style-name="P9"><text:span text:style-name="T2">34</text:span></text:p>
              <text:p text:style-name="P9"><text:span text:style-name="T2">39</text:span></text:p>
              <text:p text:style-name="P9"><text:span text:style-name="T2">36</text:span></text:p>
              <text:p text:style-name="P9"><text:span text:style-name="T3">4</text:span></text:p>
              <text:p text:style-name="P9">5</text:p>
              <text:p text:style-name="P9">18</text:p>
              <text:p text:style-name="P9">19</text:p>
              <text:p text:style-name="P9">16</text:p>
              <text:p text:style-name="P9">17</text:p>
              <text:p text:style-name="P9">21</text:p>
            </draw:text-box>
          </draw:frame>
          <draw:custom-shape draw:style-name="gr5" draw:text-style-name="P11" draw:layer="layout" svg:width="16.59cm" svg:height="0.902cm" draw:transform="rotate (1.5707963267949) translate (6.18cm 21.567cm)">
            <text:p text:style-name="P2">GPio Pi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16.59cm" svg:height="0.902cm" draw:transform="rotate (1.5707963267949) translate (14.986cm 21.567cm)">
            <text:p text:style-name="P2">GPio Pin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1" draw:text-style-name="P10" draw:layer="layout" svg:width="1.204cm" svg:height="11.916cm" svg:x="14.814cm" svg:y="9.888cm">
            <draw:text-box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><text:span text:style-name="T4">13</text:span></text:p>
              <text:p text:style-name="P9"><text:span text:style-name="T4">12</text:span></text:p>
              <text:p text:style-name="P9"><text:span text:style-name="T4">27</text:span></text:p>
              <text:p text:style-name="P9"><text:span text:style-name="T4">33</text:span></text:p>
              <text:p text:style-name="P9"><text:span text:style-name="T4">15</text:span></text:p>
              <text:p text:style-name="P9"><text:span text:style-name="T4">32</text:span></text:p>
              <text:p text:style-name="P9"><text:span text:style-name="T4">14</text:span></text:p>
              <text:p text:style-name="P9">22</text:p>
              <text:p text:style-name="P9">23</text:p>
            </draw:text-box>
          </draw:frame>
        </draw:g>
        <draw:g>
          <draw:frame draw:style-name="gr6" draw:text-style-name="P10" draw:layer="layout" svg:width="1.476cm" svg:height="12.338cm" svg:x="4.732cm" svg:y="9.96cm">
            <draw:text-box>
              <text:p text:style-name="P9"/>
              <text:p text:style-name="P9"/>
              <text:p text:style-name="P9"/>
              <text:p text:style-name="P9"/>
              <text:p text:style-name="P9">0/2</text:p>
              <text:p text:style-name="P9">1/2</text:p>
              <text:p text:style-name="P9">2/1</text:p>
              <text:p text:style-name="P9">3/1</text:p>
              <text:p text:style-name="P9">4/1</text:p>
              <text:p text:style-name="P9">5/2</text:p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</draw:text-box>
          </draw:frame>
          <draw:custom-shape draw:style-name="gr7" draw:text-style-name="P12" draw:layer="layout" svg:width="16.59cm" svg:height="1.096cm" draw:transform="rotate (1.5707963267949) translate (4.974cm 21.567cm)">
            <text:p text:style-name="P2">Analog input/ADC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6" draw:text-style-name="P10" draw:layer="layout" svg:width="1.89cm" svg:height="12.338cm" svg:x="15.754cm" svg:y="9.888cm">
            <draw:text-box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>12/1</text:p>
              <text:p text:style-name="P9">11/2</text:p>
              <text:p text:style-name="P9">10/2</text:p>
              <text:p text:style-name="P9">9/1</text:p>
              <text:p text:style-name="P9">8/2</text:p>
              <text:p text:style-name="P9">7/1</text:p>
              <text:p text:style-name="P9">6/2</text:p>
            </draw:text-box>
          </draw:frame>
          <draw:custom-shape draw:style-name="gr8" draw:text-style-name="P12" draw:layer="layout" svg:width="16.59cm" svg:height="1.346cm" draw:transform="rotate (1.5707963267949) translate (15.996cm 21.558cm)">
            <text:p text:style-name="P2">Analog input/ADC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6" draw:text-style-name="P10" draw:layer="layout" svg:width="2.788cm" svg:height="12.338cm" svg:x="17.236cm" svg:y="9.888cm">
            <draw:text-box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>+5V</text:p>
              <text:p text:style-name="P9">red led</text:p>
              <text:p text:style-name="P9">boot</text:p>
              <text:p text:style-name="P9"/>
              <text:p text:style-name="P9"/>
              <text:p text:style-name="P9"/>
              <text:p text:style-name="P9"/>
              <text:p text:style-name="P9"/>
              <text:p text:style-name="P9">I2C-1</text:p>
              <text:p text:style-name="P9">I2C-1</text:p>
            </draw:text-box>
          </draw:frame>
          <draw:custom-shape draw:style-name="gr9" draw:text-style-name="P13" draw:layer="layout" svg:width="16.59cm" svg:height="2.504cm" draw:transform="rotate (1.5707963267949) translate (17.478cm 21.558cm)">
            <text:p text:style-name="P2">Other </text:p>
            <text:p text:style-name="P2">Function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6" draw:text-style-name="P10" draw:layer="layout" svg:width="3.388cm" svg:height="12.338cm" svg:x="1.82cm" svg:y="9.888cm">
            <draw:text-box>
              <text:p text:style-name="P9"/>
              <text:p text:style-name="P9">3.3V</text:p>
              <text:p text:style-name="P9"/>
              <text:p text:style-name="P9">Ground</text:p>
              <text:p text:style-name="P9">DAC2</text:p>
              <text:p text:style-name="P9">DAC1</text:p>
              <text:p text:style-name="P9"/>
              <text:p text:style-name="P9"/>
              <text:p text:style-name="P9"><text:span text:style-name="T5"/></text:p>
              <text:p text:style-name="P9"><text:span text:style-name="T5">I2C-2</text:span> <text:s text:c="5"/></text:p>
              <text:p text:style-name="P9"><text:span text:style-name="T5">I2C-2</text:span><text:span text:style-name="T6"> </text:span><text:span text:style-name="T5">SPI</text:span></text:p>
              <text:p text:style-name="P9"><text:s text:c="8"/><text:span text:style-name="T5">SPI</text:span></text:p>
              <text:p text:style-name="P9"><text:s text:c="8"/><text:span text:style-name="T5">SPI</text:span></text:p>
              <text:p text:style-name="P9">Serial1</text:p>
              <text:p text:style-name="P9">Serial1</text:p>
              <text:p text:style-name="P9"/>
            </draw:text-box>
          </draw:frame>
          <draw:custom-shape draw:style-name="gr10" draw:text-style-name="P13" draw:layer="layout" svg:width="16.59cm" svg:height="2.646cm" draw:transform="rotate (1.5707963267949) translate (2.16cm 21.558cm)">
            <text:p text:style-name="P2">Other</text:p>
            <text:p text:style-name="P2"><text:s/>Function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1" draw:text-style-name="P14" draw:layer="layout" svg:width="14.944cm" svg:height="1.673cm" svg:x="3.006cm" svg:y="1.862cm">
          <draw:text-box>
            <text:p><text:span text:style-name="T7">Adafruit Huzzah Feather ESP32 Board Pinouts</text:span></text:p>
          </draw:text-box>
        </draw:frame>
        <draw:frame draw:style-name="gr12" draw:text-style-name="P15" draw:layer="layout" svg:width="16.932cm" svg:height="3.026cm" svg:x="2.46cm" svg:y="23.434cm">
          <draw:text-box>
            <text:p><text:span text:style-name="T8">Blue bold GPio numbers</text:span><text:span text:style-name="T9"> are input only</text:span></text:p>
            <text:p><text:span text:style-name="T10">Red underlined GPio numbers</text:span><text:span text:style-name="T9"> can be touch capacitive sensors</text:span></text:p>
            <text:p><text:span text:style-name="T11"/></text:p>
            <text:p><text:span text:style-name="T9"/></text:p>
            <text:p><text:span text:style-name="T9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6T22:15:07.758000000</meta:creation-date>
    <dc:date>2018-11-13T14:55:17.842000000</dc:date>
    <meta:editing-duration>PT1H26M44S</meta:editing-duration>
    <meta:editing-cycles>7</meta:editing-cycles>
    <meta:generator>LibreOffice/6.0.6.2$Windows_X86_64 LibreOffice_project/0c292870b25a325b5ed35f6b45599d2ea4458e77</meta:generator>
    <meta:document-statistic meta:object-count="29"/>
  </office:meta>
</office:document-meta>
</file>